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3">
      <style:text-properties style:text-position="0% 100%" fo:font-weight="bold" style:font-weight-asian="bold" style:font-weight-complex="bold"/>
    </style:style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in" fo:margin-bottom="0in"/>
    </style:style>
    <style:style style:name="T1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Minutes of Meet</text:span></text:h>
      <text:list xml:id="list20364701421" text:style-name="L1">
        <text:list-item>
          <text:p text:style-name="P4"><text:span text:style-name="Strong_20_Emphasis">Time</text:span> : 11:00 PM - 11:45 PM </text:p>
        </text:list-item>
        <text:list-item>
          <text:p text:style-name="P4"><text:span text:style-name="Strong_20_Emphasis">Date</text:span> : 17th September 2014 </text:p>
        </text:list-item>
        <text:list-item>
          <text:p text:style-name="P4"><text:span text:style-name="Strong_20_Emphasis">Reason For Meet</text:span> : Scheduled Meeting with client</text:p>
        </text:list-item>
        <text:list-item>
          <text:p text:style-name="P1"><text:span text:style-name="Strong_20_Emphasis">Topics Discussed:</text:span></text:p>
        </text:list-item>
      </text:list>
      <text:p text:style-name="Text_20_body"><text:tab/><text:tab/>Reviewed progress done and discussed further scope of the designed modules/</text:p>
      <text:list xml:id="list982681125" text:style-name="L3">
        <text:list-item>
          <text:p text:style-name="P2">Tasks assigned:</text:p>
          <text:list>
            <text:list-item>
              <text:list>
                <text:list-header>
                  <text:p text:style-name="P3"><text:span text:style-name="T1">Database design for Register/Login module and Space management module.</text:span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tam </meta:initial-creator>
    <meta:creation-date>2014-11-11T20:38:11</meta:creation-date>
    <dc:date>2014-11-11T20:44:02</dc:date>
    <dc:creator>Goutam </dc:creator>
    <meta:editing-duration>PT2M2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8" meta:word-count="53" meta:character-count="301" meta:non-whitespace-character-count="258"/>
  </office:meta>
</office:document-meta>
</file>